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449c" officeooo:paragraph-rsid="000b449c"/>
    </style:style>
    <style:style style:name="P2" style:family="paragraph" style:parent-style-name="Standard">
      <style:paragraph-properties fo:break-before="page"/>
      <style:text-properties officeooo:rsid="000bb5c4" officeooo:paragraph-rsid="000bb5c4"/>
    </style:style>
    <style:style style:name="P3" style:family="paragraph" style:parent-style-name="Standard">
      <style:text-properties officeooo:rsid="000bb5c4" officeooo:paragraph-rsid="000bb5c4"/>
    </style:style>
    <style:style style:name="P4" style:family="paragraph" style:parent-style-name="Standard">
      <style:text-properties officeooo:rsid="000eb2b1" officeooo:paragraph-rsid="000eb2b1"/>
    </style:style>
    <style:style style:name="P5" style:family="paragraph" style:parent-style-name="Standard">
      <style:text-properties officeooo:rsid="000fd202" officeooo:paragraph-rsid="000fd202"/>
    </style:style>
    <style:style style:name="P6" style:family="paragraph" style:parent-style-name="Standard">
      <style:text-properties officeooo:rsid="001189a8" officeooo:paragraph-rsid="001189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d Up</text:p>
      <text:p text:style-name="P1"/>
      <text:p text:style-name="P1">Player is trying to earn a living doing stand up comedy</text:p>
      <text:p text:style-name="P1"/>
      <text:p text:style-name="P1">Put together decks of cue cards before the show and shuffle them, but shuffling them too much will be noticed by the audience<text:line-break/><text:line-break/>The audience can be made of different groups of people that respond differently to different jokes<text:line-break/>- Dark humor<text:line-break/>- ironic humor<text:line-break/>- deadpan humor<text:line-break/>- nerd humor<text:line-break/>- etc<text:line-break/><text:line-break/>Perks can be unlocked such as<text:line-break/>- More cards to pick from<text:line-break/>- Getting to pick your venue or having more to choose from (a bar will have a different composition of people than a comic convention)<text:line-break/>- Getting tips from the staff on what their customers are like</text:p>
      <text:p text:style-name="P1"/>
      <text:p text:style-name="P1"/>
      <text:p text:style-name="P1"/>
      <text:p text:style-name="P1"/>
      <text:p text:style-name="P2">Each card will have some Clyde attached to it to run the dialouge</text:p>
      <text:p text:style-name="P3"/>
      <text:p text:style-name="P4">Card.tscn can have a metadata UUID to point to a joke</text:p>
      <text:p text:style-name="P4"/>
      <text:p text:style-name="P4"/>
      <text:p text:style-name="P4"/>
      <text:p text:style-name="P5">Make a scene of a set of cards</text:p>
      <text:p text:style-name="P5">Player inventory takes card nodes from those sets</text:p>
      <text:p text:style-name="P5">Hand takes cards from inventory</text:p>
      <text:p text:style-name="P5"/>
      <text:p text:style-name="P5"/>
      <text:p text:style-name="P6">global_data holds the inventory and saves what the hand will contai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18:16:24.564659000</meta:creation-date>
    <dc:date>2025-09-19T21:46:54.365340000</dc:date>
    <meta:editing-duration>P2DT2H21M32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9" meta:word-count="171" meta:character-count="902" meta:non-whitespace-character-count="738"/>
  </office:meta>
</office:document-meta>
</file>